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c0b" officeooo:paragraph-rsid="0001ec0b"/>
    </style:style>
    <style:style style:name="P2" style:family="paragraph" style:parent-style-name="Standard">
      <style:text-properties officeooo:rsid="0001ec0b" officeooo:paragraph-rsid="00043bf9"/>
    </style:style>
    <style:style style:name="P3" style:family="paragraph" style:parent-style-name="Standard">
      <style:text-properties officeooo:rsid="00043bf9" officeooo:paragraph-rsid="00043bf9"/>
    </style:style>
    <style:style style:name="P4" style:family="paragraph" style:parent-style-name="Standard">
      <style:text-properties officeooo:rsid="000625f0" officeooo:paragraph-rsid="000625f0"/>
    </style:style>
    <style:style style:name="P5" style:family="paragraph" style:parent-style-name="Standard">
      <style:text-properties officeooo:rsid="000730ee" officeooo:paragraph-rsid="000730ee"/>
    </style:style>
    <style:style style:name="T1" style:family="text">
      <style:text-properties officeooo:rsid="0004ee4b"/>
    </style:style>
    <style:style style:name="T2" style:family="text">
      <style:text-properties officeooo:rsid="000625f0"/>
    </style:style>
    <style:style style:name="T3" style:family="text">
      <style:text-properties officeooo:rsid="0007777e"/>
    </style:style>
    <style:style style:name="T4" style:family="text">
      <style:text-properties officeooo:rsid="0009e0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每日总结</text:p>
      <text:p text:style-name="P1"><text:span text:style-name="T1">1.</text:span>熟悉了ubuntu系统的修复过程;</text:p>
      <text:p text:style-name="P1"><text:span text:style-name="T1">2.</text:span>熟悉了gerrit代码review的过程,向gerrit上push了几笔change;</text:p>
      <text:p text:style-name="P3"><text:span text:style-name="T1">3.</text:span>根据书磊的review后的comments对代码进行了部分修改<text:span text:style-name="T1">，但</text:span>还有部分修改未提交;</text:p>
      <text:p text:style-name="P3"><text:span text:style-name="T1">4.</text:span>晚上听了书磊关于git的深入讲解，对于我来说有全新的理解，但内容稍微过于多杂，明天总结之后我再总结。</text:p>
      <text:p text:style-name="P3"/>
      <text:p text:style-name="P2">明日计划：</text:p>
      <text:p text:style-name="P2"><text:span text:style-name="T2">1.</text:span>熟悉gerrit上代码review的Cherry <text:span text:style-name="T1">Pick, Move Change , Rebase ,Delete Change等操作的作用;</text:span></text:p>
      <text:p text:style-name="P4">2.根据书磊提的comments将修改完成;</text:p>
      <text:p text:style-name="P5">3.根据书磊讲的git培训<text:span text:style-name="T3">，理解并总结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4:31:08.041233138</meta:creation-date>
    <meta:generator>LibreOffice/5.1.6.2$Linux_X86_64 LibreOffice_project/10m0$Build-2</meta:generator>
    <dc:date>2018-08-15T20:40:58.451206279</dc:date>
    <meta:editing-duration>PT7M21S</meta:editing-duration>
    <meta:editing-cycles>6</meta:editing-cycles>
    <meta:document-statistic meta:table-count="0" meta:image-count="0" meta:object-count="0" meta:page-count="1" meta:paragraph-count="9" meta:word-count="178" meta:character-count="287" meta:non-whitespace-character-count="280"/>
  </office:meta>
</office:document-meta>
</file>